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8"/>
    <style:style style:name="P2" style:family="paragraph" style:parent-style-name="Text_20_body" style:list-style-name="WWNum9"/>
    <style:style style:name="P3" style:family="paragraph" style:parent-style-name="Text_20_body" style:list-style-name="WWNum7"/>
    <style:style style:name="P4" style:family="paragraph" style:parent-style-name="Heading_20_6" style:list-style-name="WWNum2"/>
    <style:style style:name="P5" style:family="paragraph" style:parent-style-name="Heading_20_6" style:list-style-name="WWNum1"/>
    <style:style style:name="P6" style:family="paragraph" style:parent-style-name="Heading_20_1" style:list-style-name="WWNum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390921" text:style-name="WWNum1">
        <text:list-item>
          <text:h text:style-name="P6" text:outline-level="1">Development Process during Maintenance:</text:h>
        </text:list-item>
      </text:list>
      <text:p text:style-name="Text_20_body"/>
      <text:list xml:id="list733383142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" text:outline-level="6"><text:bookmark-start text:name="__RefHeading__225_1285359945"/>Git branching model:<text:bookmark-end text:name="__RefHeading__225_1285359945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Reference: <text:a xlink:type="simple" xlink:href="http://nvie.com/posts/a-successful-git-branching-model/"><text:span text:style-name="Internet_20_link">http://nvie.com/posts/a-successful-git-branching-model/</text:span></text:a></text:p>
      <text:p text:style-name="Text_20_body"/>
      <text:p text:style-name="Text_20_body">The central repository holds two main branches with an infinite lifetime:</text:p>
      <text:list xml:id="list1265555404" text:style-name="WWNum7">
        <text:list-item>
          <text:p text:style-name="P3">develop</text:p>
        </text:list-item>
        <text:list-item>
          <text:p text:style-name="P3">master</text:p>
        </text:list-item>
      </text:list>
      <text:p text:style-name="Standard"/>
      <text:p text:style-name="Standard">For every new feature a separate branch will be created. The lifespan of this branch will be the feature development time. e.g “forum” branch for the discussion forum feature.</text:p>
      <text:p text:style-name="Standard"/>
      <text:list xml:id="list965441512" text:continue-list="list195390921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7_1106261662"/>Developing a new feature:<text:bookmark-end text:name="__RefHeading__307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Development of a new feature will be done by the development team.</text:p>
      <text:p text:style-name="Standard"/>
      <text:p text:style-name="Standard">An example of a new feature is the “Discussion Forum” section of the web site.</text:p>
      <text:p text:style-name="Standard"/>
      <text:list xml:id="list592626694" text:style-name="WWNum8">
        <text:list-item>
          <text:p text:style-name="P1">Development will happen on the development team's own server</text:p>
        </text:list-item>
        <text:list-item>
          <text:p text:style-name="P1">The development team will work on the “forum” feature branch of the git repository. Srijan will manage the Git repository.</text:p>
        </text:list-item>
        <text:list-item>
          <text:p text:style-name="P1">After the development of the feature is complete the dev team will give a demo of the feature on their development server.</text:p>
        </text:list-item>
        <text:list-item>
          <text:p text:style-name="P1">The clients will then do a round of UAT.</text:p>
        </text:list-item>
        <text:list-item>
          <text:p text:style-name="P1">The feature is not merged into the develop branch until the clients accept all the stories.</text:p>
        </text:list-item>
      </text:list>
      <text:list xml:id="list1908648570" text:continue-list="list96544151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9_1106261662"/>Merging the feature into the <text:bookmark-start text:name="__DdeLink__229_1285359945"/>main<text:bookmark-end text:name="__DdeLink__229_1285359945"/>tenance branch:<text:bookmark-end text:name="__RefHeading__309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36403618" text:style-name="WWNum9">
        <text:list-item>
          <text:p text:style-name="P2">Once the feature is ready to be merged, Srijan will merge the “forum” branch into the “develop” branch.</text:p>
        </text:list-item>
        <text:list-item>
          <text:p text:style-name="P2">Srijan will provide the development team, access to the staging server.</text:p>
        </text:list-item>
        <text:list-item>
          <text:p text:style-name="P2">Development team will then make the necessary database changes and the configuration changes on the staging server.</text:p>
        </text:list-item>
        <text:list-item>
          <text:p text:style-name="P2">The development team will again give a demo to ensure that the integration of the new feature has not broken any existing section of the web site.</text:p>
        </text:list-item>
        <text:list-item>
          <text:p text:style-name="P2">Srijan's QA team will do a round of testing on the staging server.</text:p>
        </text:list-item>
        <text:list-item>
          <text:p text:style-name="P2">After the QA team closes all the stories the feature will be then deployed on the live server.</text:p>
        </text:list-item>
        <text:list-item>
          <text:p text:style-name="P2">Again, Srijan will merge the code and provide the development team, access to the live server.</text:p>
        </text:list-item>
        <text:list-item>
          <text:p text:style-name="P2"><text:soft-page-break/>Development team will make the database changes on the live ser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24:55</meta:creation-date>
    <dc:date>2012-10-26T15:30:24</dc:date>
    <meta:editing-duration>P0D</meta:editing-duration>
    <meta:editing-cycles>1</meta:editing-cycles>
    <meta:document-statistic meta:table-count="0" meta:image-count="0" meta:object-count="0" meta:page-count="2" meta:paragraph-count="24" meta:word-count="311" meta:character-count="1798" meta:non-whitespace-character-count="1539"/>
    <meta:generator>LibreOffice/3.5$Linux_X86_64 LibreOffice_project/350m1$Build-202</meta:generator>
  </office:meta>
</office:document-meta>
</file>